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zxx" fo:country="none" style:text-underline-style="solid" style:text-underline-width="auto" style:text-underline-color="font-color" fo:font-weight="bold" officeooo:rsid="00122344" officeooo:paragraph-rsid="00122344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22344" officeooo:paragraph-rsid="00122344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1334fc" officeooo:paragraph-rsid="004dc19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4fa83f" officeooo:paragraph-rsid="004fa83f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04ec2" officeooo:paragraph-rsid="00504ec2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none" fo:font-weight="normal" officeooo:rsid="0051a731" officeooo:paragraph-rsid="0051a731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504ec2" officeooo:paragraph-rsid="00504ec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zxx" fo:country="none" style:text-underline-style="solid" style:text-underline-width="auto" style:text-underline-color="font-color" fo:font-weight="bold" officeooo:rsid="0052fec4" officeooo:paragraph-rsid="0052fec4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 fo:font-weight="bold" officeooo:rsid="004dc19e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4dc19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4f3dff"/>
    </style:style>
    <style:style style:name="T7" style:family="text">
      <style:text-properties officeooo:rsid="00514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<text:span text:style-name="T6">Да се знае</text:span></text:p>
      <text:p text:style-name="P1"/>
      <text:list xml:id="list3478864034" text:style-name="L1">
        <text:list-item>
          <text:p text:style-name="P8">Пътища</text:p>
          <text:list>
            <text:list-item>
              <text:p text:style-name="P8"><text:span text:style-name="T2">Абсолютен път – целия път от / до файла</text:span></text:p>
              <text:list>
                <text:list-item>
                  <text:p text:style-name="P8"><text:span text:style-name="T2">/home/viliyan/file.txt</text:span></text:p>
                </text:list-item>
              </text:list>
            </text:list-item>
            <text:list-item>
              <text:p text:style-name="P8"><text:span text:style-name="T2">Релативен път – все едно сме си в директорията</text:span></text:p>
              <text:list>
                <text:list-item>
                  <text:p text:style-name="P8"><text:span text:style-name="T2">../file.txt</text:span></text:p>
                </text:list-item>
                <text:list-item>
                  <text:p text:style-name="P8"><text:span text:style-name="T2">dir1/dir2/file.txt</text:span></text:p>
                </text:list-item>
              </text:list>
            </text:list-item>
          </text:list>
        </text:list-item>
        <text:list-item>
          <text:p text:style-name="P2"><text:span text:style-name="T1">Права</text:span></text:p>
          <text:list>
            <text:list-item>
              <text:p text:style-name="P4">права по подразбиране</text:p>
              <text:list>
                <text:list-item>
                  <text:p text:style-name="P4">за файл: 666 (rw-rw-rw-)</text:p>
                </text:list-item>
                <text:list-item>
                  <text:p text:style-name="P4">за директория: 777 (rwxrwxrwx)</text:p>
                </text:list-item>
              </text:list>
            </text:list-item>
            <text:list-item>
              <text:p text:style-name="P4">права с umask 022</text:p>
              <text:list>
                <text:list-item>
                  <text:p text:style-name="P4">за файл: 644</text:p>
                </text:list-item>
                <text:list-item>
                  <text:p text:style-name="P4">за директория: 755</text:p>
                </text:list-item>
              </text:list>
            </text:list-item>
          </text:list>
        </text:list-item>
        <text:list-item>
          <text:p text:style-name="P3"><text:span text:style-name="T1">Пренасочване на stdout, stderr</text:span></text:p>
          <text:list>
            <text:list-item>
              <text:p text:style-name="P3"><text:span text:style-name="T4">примери</text:span><text:tab/></text:p>
            </text:list-item>
            <text:list-item>
              <text:p text:style-name="P6">find . 2&gt;&amp;1 &gt; <text:span text:style-name="T3">/dev/null | wc -l</text:span></text:p>
              <text:list>
                <text:list-item>
                  <text:p text:style-name="P6"><text:span text:style-name="T3">Първо пренасочваме stderr към stdout (а пък stdout сочи към конзолата по defualt) и след това пренасочваме stdout към /dev/null, така вече:</text:span></text:p>
                  <text:list>
                    <text:list-item>
                      <text:p text:style-name="P6"><text:span text:style-name="T3">stdout отива в /dev/null</text:span></text:p>
                    </text:list-item>
                    <text:list-item>
                      <text:p text:style-name="P6"><text:span text:style-name="T3">stderr отива в конзолата</text:span></text:p>
                    </text:list-item>
                  </text:list>
                </text:list-item>
                <text:list-item>
                  <text:p text:style-name="P6"><text:span text:style-name="T3">Направили сме го за да може да преброим общия брой грешки, които ни излизат.</text:span></text:p>
                </text:list-item>
              </text:list>
            </text:list-item>
          </text:list>
        </text:list-item>
        <text:list-item>
          <text:p text:style-name="P7">Времена на файлове</text:p>
          <text:list>
            <text:list-item>
              <text:p text:style-name="P5">Access time – <text:span text:style-name="T7">кога е бил достъпван файла</text:span></text:p>
            </text:list-item>
            <text:list-item>
              <text:p text:style-name="P5">Modify time – <text:span text:style-name="T7">кога е било променяно съдържанието</text:span> </text:p>
            </text:list-item>
            <text:list-item>
              <text:p text:style-name="P5">Change time -<text:tab/><text:span text:style-name="T7">кога е променян статуса на файл – права, мета информация и т.н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8:43:34.429160904</meta:creation-date>
    <dc:date>2019-03-26T17:11:30.278594383</dc:date>
    <meta:editing-duration>PT4H42M3S</meta:editing-duration>
    <meta:editing-cycles>68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58" meta:character-count="825" meta:non-whitespace-character-count="709"/>
  </office:meta>
</office:document-meta>
</file>